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10" style:family="table-cell" style:parent-style-name="Default">
      <style:text-properties fo:color="#0099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cc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009900"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transparent"/>
      <style:text-properties fo:color="#009900"/>
    </style:style>
    <style:style style:name="ce20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heck:</text:p>
          </table:table-cell>
          <table:table-cell table:number-columns-repeated="6"/>
          <table:table-cell table:style-name="ce5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2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13" office:value-type="string" calcext:value-type="string">
            <text:p>Images ke background ko sahi kar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in controls – space for turning on/off sound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5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5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1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Phase – 2 </text:p>
          </table:table-cell>
          <table:table-cell table:style-name="ce5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style-name="ce20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5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5">Phase</text:span> – 3</text:p>
          </table:table-cell>
          <table:table-cell table:style-name="ce5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7:24:55.56879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3T01:47:04.550529863</dc:date>
    <meta:editing-duration>P1DT6H56M42S</meta:editing-duration>
    <meta:editing-cycles>175</meta:editing-cycles>
    <meta:generator>LibreOffice/4.2.6.3$Linux_X86_64 LibreOffice_project/420m0$Build-3</meta:generator>
    <meta:document-statistic meta:table-count="4" meta:cell-count="170" meta:object-count="0"/>
  </office:meta>
</office:document-meta>
</file>